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15cm" draw:marker-end-width="0.515cm" draw:fill="none" draw:fill-color="#000000" draw:textarea-horizontal-align="justify" draw:textarea-vertical-align="middle" draw:auto-grow-height="false" fo:min-height="0.09cm" fo:min-width="0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15cm" draw:marker-end-width="0.515cm" draw:fill="none" draw:fill-color="#ffff99" draw:textarea-horizontal-align="justify" draw:textarea-vertical-align="middle" draw:auto-grow-height="false" fo:min-height="1.55cm" fo:min-width="0.495cm" fo:padding-top="0.175cm" fo:padding-bottom="0.175cm" fo:padding-left="0.3cm" fo:padding-right="0.3cm"/>
    </style:style>
    <style:style style:name="gr9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cm" fo:min-width="1.05cm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9.2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15cm" draw:marker-end-width="0.515cm" draw:fill="solid" draw:fill-color="#ffff99" draw:textarea-horizontal-align="justify" draw:textarea-vertical-align="middle" draw:auto-grow-height="false" fo:min-height="3.65cm" fo:min-width="4.7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solid" draw:fill-color="#009900" draw:textarea-horizontal-align="justify" draw:textarea-vertical-align="middle" draw:auto-grow-height="false" fo:min-height="0.026cm" fo:min-width="0.95cm" fo:padding-top="0.15cm" fo:padding-bottom="0.15cm" fo:padding-left="0.275cm" fo:padding-right="0.275cm"/>
    </style:style>
    <style:style style:name="gr13" style:family="graphic" style:parent-style-name="standard">
      <style:graphic-properties svg:stroke-width="0.1cm" svg:stroke-color="#dddddd" draw:marker-start-width="0.35cm" draw:marker-end-width="0.35cm" draw:fill="solid" draw:fill-color="#dddddd" draw:textarea-horizontal-align="justify" draw:textarea-vertical-align="middle" draw:auto-grow-height="false" fo:min-height="0cm" fo:min-width="1.303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dddddd" draw:marker-start-width="0.35cm" draw:marker-end-width="0.35cm" draw:fill="solid" draw:fill-color="#dddddd" draw:textarea-horizontal-align="justify" draw:textarea-vertical-align="middle" draw:auto-grow-height="false" fo:min-height="0cm" fo:min-width="2.39cm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666666" draw:marker-start-width="0.36cm" draw:marker-end="Arrow" draw:marker-end-width="0.31cm" draw:fill="none" draw:fill-color="#666666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42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75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35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99ff99" draw:textarea-horizontal-align="justify" draw:textarea-vertical-align="middle" draw:auto-grow-height="false" fo:min-height="1.65cm" fo:min-width="1.6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35cm" draw:fill="solid" draw:fill-color="#99ff99" draw:textarea-horizontal-align="justify" draw:textarea-vertical-align="middle" draw:auto-grow-height="false" fo:min-height="1.366cm" fo:min-width="2.316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666666" draw:marker-start-width="0.35cm" draw:marker-end="Arrow" draw:marker-end-width="0.3cm" draw:fill="none" draw:fill-color="#666666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4.267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1.15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solid" draw:fill-color="#99ff99" draw:textarea-horizontal-align="justify" draw:textarea-vertical-align="middle" draw:auto-grow-height="false" fo:min-height="1.572cm" fo:min-width="0.12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712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845cm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2.45cm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80808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99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="none" draw:fill-color="#ffff99"/>
      <style:paragraph-properties fo:text-align="center"/>
    </style:style>
    <style:style style:name="P8" style:family="paragraph">
      <loext:graphic-properties draw:fill="solid" draw:fill-color="#009900"/>
      <style:paragraph-properties fo:text-align="center"/>
    </style:style>
    <style:style style:name="P9" style:family="paragraph">
      <loext:graphic-properties draw:fill="solid" draw:fill-color="#dddddd"/>
      <style:paragraph-properties fo:text-align="center"/>
    </style:style>
    <style:style style:name="P10" style:family="paragraph">
      <loext:graphic-properties draw:fill="none" draw:fill-color="#666666"/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0099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0000cc"/>
    </style:style>
    <style:style style:name="P14" style:family="paragraph">
      <loext:graphic-properties draw:fill="solid" draw:fill-color="#99ff99"/>
      <style:paragraph-properties fo:text-align="center"/>
      <style:text-properties fo:color="#000099"/>
    </style:style>
    <style:style style:name="P15" style:family="paragraph">
      <loext:graphic-properties draw:fill="none" draw:fill-color="#666666"/>
      <style:paragraph-properties fo:text-align="end"/>
      <style:text-properties fo:color="#000099"/>
    </style:style>
    <style:style style:name="P16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99"/>
    </style:style>
    <style:style style:name="T3" style:family="text">
      <style:text-properties fo:color="#0000cc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732cm" svg:height="0.622cm" svg:x="77.509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7.927cm" svg:y1="8.722cm" svg:x2="77.927cm" svg:y2="9.522cm">
            <text:p/>
          </draw:line>
          <draw:line draw:style-name="gr3" draw:text-style-name="P2" draw:layer="controls" svg:x1="77.614cm" svg:y1="10.5cm" svg:x2="77.928cm" svg:y2="9.522cm">
            <text:p/>
          </draw:line>
          <draw:line draw:style-name="gr3" draw:text-style-name="P2" draw:layer="controls" svg:x1="78.345cm" svg:y1="10.5cm" svg:x2="77.927cm" svg:y2="9.522cm">
            <text:p/>
          </draw:line>
          <draw:line draw:style-name="gr3" draw:text-style-name="P2" draw:layer="controls" svg:x1="77.3cm" svg:y1="9.522cm" svg:x2="77.927cm" svg:y2="8.9cm">
            <text:p/>
          </draw:line>
          <draw:line draw:style-name="gr3" draw:text-style-name="P2" draw:layer="controls" svg:x1="78.659cm" svg:y1="9.344cm" svg:x2="77.927cm" svg:y2="8.9cm">
            <text:p/>
          </draw:line>
        </draw:g>
        <draw:g>
          <draw:custom-shape draw:style-name="gr4" draw:text-style-name="P3" draw:layer="controls" svg:width="0.6cm" svg:height="0.6cm" svg:x="28.175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28.328cm 8.9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6" draw:text-style-name="P5" draw:layer="controls" svg:width="0.96cm" svg:height="0.9cm" svg:x="27.95cm" svg:y="8.7cm" draw:kind="arc" draw:start-angle="92.32" draw:end-angle="273.5">
            <text:p/>
          </draw:ellipse>
          <draw:ellipse draw:style-name="gr6" draw:text-style-name="P5" draw:layer="controls" svg:width="0.96cm" svg:height="0.9cm" svg:x="31.34cm" svg:y="8.7cm" draw:kind="arc" draw:start-angle="266.45" draw:end-angle="87.71">
            <text:p/>
          </draw:ellipse>
          <draw:line draw:style-name="gr3" draw:text-style-name="P2" draw:layer="controls" svg:x1="28.4cm" svg:y1="8.7cm" svg:x2="31.85cm" svg:y2="8.7cm">
            <text:p/>
          </draw:line>
          <draw:line draw:style-name="gr3" draw:text-style-name="P2" draw:layer="controls" svg:x1="28.475cm" svg:y1="9.6cm" svg:x2="31.775cm" svg:y2="9.6cm">
            <text:p/>
          </draw:line>
          <draw:custom-shape draw:style-name="gr4" draw:text-style-name="P3" draw:layer="controls" svg:width="0.6cm" svg:height="0.6cm" svg:x="31.476cm" svg:y="8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31.629cm 8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controls" svg:width="0.6cm" svg:height="0.6cm" svg:x="29.826cm" svg:y="8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29.979cm 8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6" draw:layer="controls" svg:width="4cm" svg:height="4cm" svg:x="4.4cm" svg:y="7.3cm">
          <text:p text:style-name="P5"><text:span text:style-name="T1">BAKING</text:span></text:p>
          <text:p text:style-name="P5"><text:span text:style-name="T1">OVEN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controls" svg:width="1.095cm" svg:height="1.9cm" svg:x="9.487cm" svg:y="7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9.2cm" svg:y="7.40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9.2cm" svg:y="7.6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9.2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9.2cm" svg:y="8.1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9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7" draw:layer="controls" svg:width="1.095cm" svg:height="1.9cm" svg:x="73.487cm" svg:y="7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73.2cm" svg:y="7.40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73.2cm" svg:y="7.6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73.2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73.2cm" svg:y="8.1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73.2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controls" svg:width="0.732cm" svg:height="0.622cm" svg:x="12.409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controls" svg:x1="12.827cm" svg:y1="9.122cm" svg:x2="12.827cm" svg:y2="9.922cm">
            <text:p/>
          </draw:line>
          <draw:line draw:style-name="gr3" draw:text-style-name="P2" draw:layer="controls" svg:x1="12.514cm" svg:y1="10.9cm" svg:x2="12.828cm" svg:y2="9.922cm">
            <text:p/>
          </draw:line>
          <draw:line draw:style-name="gr3" draw:text-style-name="P2" draw:layer="controls" svg:x1="13.245cm" svg:y1="10.9cm" svg:x2="12.827cm" svg:y2="9.922cm">
            <text:p/>
          </draw:line>
          <draw:line draw:style-name="gr3" draw:text-style-name="P2" draw:layer="controls" svg:x1="12.2cm" svg:y1="9.922cm" svg:x2="12.827cm" svg:y2="9.3cm">
            <text:p/>
          </draw:line>
          <draw:line draw:style-name="gr3" draw:text-style-name="P2" draw:layer="controls" svg:x1="13.559cm" svg:y1="9.744cm" svg:x2="12.827cm" svg:y2="9.3cm">
            <text:p/>
          </draw:line>
        </draw:g>
        <draw:g>
          <draw:custom-shape draw:style-name="gr8" draw:text-style-name="P7" draw:layer="controls" svg:width="1.095cm" svg:height="1.9cm" svg:x="2.387cm" svg:y="7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2.1cm" svg:y="7.40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2.1cm" svg:y="7.6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2.1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2.1cm" svg:y="8.1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2.1cm" svg:y="8.4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draw:layer="controls" svg:width="4cm" svg:height="4cm" svg:x="17.1cm" svg:y="7.3cm">
          <text:p text:style-name="P5"><text:span text:style-name="T1">LINE</text:span></text:p>
          <text:p text:style-name="P5"><text:span text:style-name="T1">LOADER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controls" svg:width="1.095cm" svg:height="1.9cm" svg:x="15.187cm" svg:y="7.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14.9cm" svg:y="7.40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14.9cm" svg:y="7.65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2cm" svg:x="14.9cm" svg:y="7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14.9cm" svg:y="8.1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8" draw:layer="controls" svg:width="1.6cm" svg:height="0.083cm" svg:x="14.9cm" svg:y="8.4cm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6" xml:id="id2" draw:id="id2" draw:layer="controls" svg:width="4cm" svg:height="4cm" svg:x="23.3cm" svg:y="7.3cm">
          <text:p text:style-name="P5"><text:span text:style-name="T1">SCREEN</text:span></text:p>
          <text:p text:style-name="P5"><text:span text:style-name="T1">PRINT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controls" svg:width="4cm" svg:height="4cm" svg:x="32.9cm" svg:y="7.3cm">
          <text:p text:style-name="P5"><text:span text:style-name="T1">PICK AND</text:span></text:p>
          <text:p text:style-name="P5"><text:span text:style-name="T1">PLACE</text:span></text:p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controls" svg:width="4cm" svg:height="4cm" svg:x="42.7cm" svg:y="7.3cm">
          <text:p text:style-name="P5"><text:span text:style-name="T1">PICK AND</text:span></text:p>
          <text:p text:style-name="P5"><text:span text:style-name="T1">PLACE</text:span></text:p>
          <text:p text:style-name="P5"><text:span text:style-name="T1">2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controls" svg:width="0.6cm" svg:height="0.6cm" svg:x="47.4cm" svg:y="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47.553cm 8.9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6" draw:text-style-name="P5" draw:layer="controls" svg:width="0.96cm" svg:height="0.9cm" svg:x="47.25cm" svg:y="8.7cm" draw:kind="arc" draw:start-angle="92.32" draw:end-angle="273.5">
            <text:p/>
          </draw:ellipse>
          <draw:ellipse draw:style-name="gr6" draw:text-style-name="P5" draw:layer="controls" svg:width="0.96cm" svg:height="0.9cm" svg:x="53.165cm" svg:y="8.7cm" draw:kind="arc" draw:start-angle="266.45" draw:end-angle="87.71">
            <text:p/>
          </draw:ellipse>
          <draw:line draw:style-name="gr3" draw:text-style-name="P2" draw:layer="controls" svg:x1="47.625cm" svg:y1="8.7cm" svg:x2="53.775cm" svg:y2="8.7cm">
            <text:p/>
          </draw:line>
          <draw:line draw:style-name="gr3" draw:text-style-name="P2" draw:layer="controls" svg:x1="47.759cm" svg:y1="9.6cm" svg:x2="53.642cm" svg:y2="9.6cm">
            <text:p/>
          </draw:line>
          <draw:custom-shape draw:style-name="gr4" draw:text-style-name="P3" draw:layer="controls" svg:width="0.6cm" svg:height="0.6cm" svg:x="53.301cm" svg:y="8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53.454cm 8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controls" svg:width="0.6cm" svg:height="0.6cm" svg:x="49.351cm" svg:y="8.8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49.504cm 8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controls" svg:width="0.6cm" svg:height="0.6cm" svg:x="51.452cm" svg:y="8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51.605cm 8.9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6" draw:layer="controls" svg:width="9.8cm" svg:height="4cm" svg:x="55cm" svg:y="7.2cm">
          <text:p text:style-name="P5"><text:span text:style-name="T1">REFLOW OVE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controls" svg:width="5.3cm" svg:height="4cm" svg:x="67.4cm" svg:y="7.2cm">
          <text:p text:style-name="P5"><text:span text:style-name="T1">LINE</text:span></text:p>
          <text:p text:style-name="P5"><text:span text:style-name="T1">DOWNLOADE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28.325cm" svg:y="7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21.4cm" svg:y="8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30.325cm" svg:y="7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47.425cm" svg:y="7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49.625cm" svg:y="7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47.425cm" svg:y="7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51.825cm" svg:y="7.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65.425cm" svg:y="7.88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3" draw:layer="controls" svg:width="0.6cm" svg:height="0.6cm" svg:x="37.675cm" svg:y="8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37.828cm 9.0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6" draw:text-style-name="P5" draw:layer="controls" svg:width="0.96cm" svg:height="0.9cm" svg:x="37.45cm" svg:y="8.713cm" draw:kind="arc" draw:start-angle="92.32" draw:end-angle="273.5">
            <text:p/>
          </draw:ellipse>
          <draw:ellipse draw:style-name="gr6" draw:text-style-name="P5" draw:layer="controls" svg:width="0.96cm" svg:height="0.9cm" svg:x="40.84cm" svg:y="8.713cm" draw:kind="arc" draw:start-angle="266.45" draw:end-angle="87.71">
            <text:p/>
          </draw:ellipse>
          <draw:line draw:style-name="gr3" draw:text-style-name="P2" draw:layer="controls" svg:x1="37.9cm" svg:y1="8.713cm" svg:x2="41.35cm" svg:y2="8.713cm">
            <text:p/>
          </draw:line>
          <draw:line draw:style-name="gr3" draw:text-style-name="P2" draw:layer="controls" svg:x1="37.975cm" svg:y1="9.613cm" svg:x2="41.275cm" svg:y2="9.613cm">
            <text:p/>
          </draw:line>
          <draw:custom-shape draw:style-name="gr4" draw:text-style-name="P3" draw:layer="controls" svg:width="0.6cm" svg:height="0.6cm" svg:x="40.976cm" svg:y="8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41.129cm 9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controls" svg:width="0.6cm" svg:height="0.6cm" svg:x="39.326cm" svg:y="8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controls" svg:width="0.309cm" svg:height="0.291cm" draw:transform="rotate (-0.0406661715714674) translate (39.479cm 9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8" draw:layer="controls" svg:width="1.5cm" svg:height="0.326cm" svg:x="37.825cm" svg:y="7.89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controls" svg:width="1.5cm" svg:height="0.326cm" svg:x="39.825cm" svg:y="7.8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controls" svg:width="5.3cm" svg:height="4cm" svg:x="83.3cm" svg:y="6.8cm">
          <text:p text:style-name="P5"><text:span text:style-name="T1">REWORK</text:span></text:p>
          <text:p text:style-name="P5"><text:span text:style-name="T1">ST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controls" svg:width="5.3cm" svg:height="4cm" svg:x="83.3cm" svg:y="12.5cm">
          <text:p text:style-name="P5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controls" svg:width="2.1cm" svg:height="0.7cm" svg:x="2.2cm" svg:y="9.4cm">
          <text:p/>
          <draw:enhanced-geometry svg:viewBox="0 0 21600 21600" draw:text-areas="0 ?f0 ?f5 ?f2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controls" svg:width="3.299cm" svg:height="0.7cm" svg:x="8.501cm" svg:y="9.401cm">
          <text:p/>
          <draw:enhanced-geometry svg:viewBox="0 0 21600 21600" draw:mirror-horizontal="false" draw:mirror-vertical="false" draw:text-areas="0 ?f0 ?f5 ?f2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controls" svg:width="2.1cm" svg:height="0.7cm" svg:x="14.902cm" svg:y="9.402cm">
          <text:p/>
          <draw:enhanced-geometry svg:viewBox="0 0 21600 21600" draw:text-areas="0 ?f0 ?f5 ?f2" draw:type="right-arrow" draw:modifiers="17282.0561637316 5731.24108416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5" draw:text-style-name="P10" draw:layer="controls" svg:x1="79cm" svg:y1="9.2cm" svg:x2="82.8cm" svg:y2="9.2cm">
          <text:p/>
        </draw:line>
        <draw:line draw:style-name="gr15" draw:text-style-name="P10" draw:layer="controls" svg:x1="79cm" svg:y1="9.3cm" svg:x2="82.9cm" svg:y2="14.1cm">
          <text:p/>
        </draw:line>
        <draw:frame draw:style-name="gr16" draw:text-style-name="P11" draw:layer="controls" svg:width="2.4cm" svg:height="1.773cm" svg:x="1.7cm" svg:y="10.3cm">
          <draw:text-box>
            <text:p><text:span text:style-name="T2">batch</text:span></text:p>
            <text:p><text:span text:style-name="T2">size</text:span></text:p>
          </draw:text-box>
        </draw:frame>
        <draw:frame draw:style-name="gr17" draw:text-style-name="P11" draw:layer="controls" svg:width="3.6cm" svg:height="3.1cm" svg:x="4.8cm" svg:y="12.2cm">
          <draw:text-box>
            <text:p><text:span text:style-name="T2">- Temp</text:span></text:p>
            <text:p><text:span text:style-name="T2">- Delay</text:span></text:p>
            <text:p><text:span text:style-name="T2">- Power</text:span></text:p>
          </draw:text-box>
        </draw:frame>
        <draw:frame draw:style-name="gr17" draw:text-style-name="P11" draw:layer="controls" svg:width="3.6cm" svg:height="3.1cm" svg:x="17.3cm" svg:y="12cm">
          <draw:text-box>
            <text:p><text:span text:style-name="T2">- Delay</text:span></text:p>
          </draw:text-box>
        </draw:frame>
        <draw:frame draw:style-name="gr17" draw:text-style-name="P12" draw:layer="controls" svg:width="3.6cm" svg:height="3.1cm" svg:x="23.7cm" svg:y="12cm">
          <draw:text-box>
            <text:p>-<text:span text:style-name="T2"> Delay</text:span></text:p>
            <text:p><text:span text:style-name="T2">- Temp</text:span></text:p>
            <text:p><text:span text:style-name="T2">- Power</text:span></text:p>
          </draw:text-box>
        </draw:frame>
        <draw:frame draw:style-name="gr18" draw:text-style-name="P11" draw:layer="controls" svg:width="3.6cm" svg:height="2.7cm" svg:x="11.7cm" svg:y="11.8cm">
          <draw:text-box>
            <text:p><text:span text:style-name="T2">- Delay</text:span></text:p>
          </draw:text-box>
        </draw:frame>
        <draw:frame draw:style-name="gr17" draw:text-style-name="P13" draw:layer="controls" svg:width="4.2cm" svg:height="3.1cm" svg:x="28.3cm" svg:y="10.8cm">
          <draw:text-box>
            <text:p><text:span text:style-name="T3">- Speed</text:span></text:p>
            <text:p><text:span text:style-name="T3">- Length</text:span></text:p>
          </draw:text-box>
        </draw:frame>
        <draw:custom-shape draw:style-name="gr19" draw:text-style-name="P14" xml:id="id1" draw:id="id1" draw:layer="controls" svg:width="2.2cm" svg:height="2cm" svg:x="22.7cm" svg:y="4.2cm">
          <text:p text:style-name="P5"><text:span text:style-name="T4">sold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3" draw:id="id3" draw:layer="controls" svg:width="3.1cm" svg:height="1.9cm" svg:x="25.9cm" svg:y="4.2cm">
          <text:p text:style-name="P5"><text:span text:style-name="T4">adhesiv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controls" draw:type="line" svg:x1="23.8cm" svg:y1="6.2cm" svg:x2="25.3cm" svg:y2="7.3cm" draw:start-shape="id1" draw:start-glue-point="2" draw:end-shape="id2" draw:end-glue-point="0" svg:d="M23800 6200l1500 1100" svg:viewBox="0 0 1501 1101">
          <text:p/>
        </draw:connector>
        <draw:connector draw:style-name="gr21" draw:text-style-name="P15" draw:layer="controls" draw:type="line" svg:x1="27.45cm" svg:y1="6.1cm" svg:x2="25.3cm" svg:y2="7.3cm" draw:start-shape="id3" draw:start-glue-point="2" draw:end-shape="id2" svg:d="M27450 6100l-2150 1200" svg:viewBox="0 0 2151 1201">
          <text:p/>
        </draw:connector>
        <draw:custom-shape draw:style-name="gr12" draw:text-style-name="P8" draw:layer="controls" svg:width="1.5cm" svg:height="0.326cm" svg:x="17.1cm" svg:y="17.974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controls" svg:width="7cm" svg:height="4.617cm" svg:x="18.9cm" svg:y="16.8cm">
          <draw:text-box>
            <text:p>-<text:span text:style-name="T2"> Dimensions</text:span></text:p>
            <text:p><text:span text:style-name="T2">- # components</text:span></text:p>
            <text:p><text:span text:style-name="T2">- Solder amount</text:span></text:p>
            <text:p><text:span text:style-name="T2">- Adhesive amount</text:span></text:p>
          </draw:text-box>
        </draw:frame>
        <draw:frame draw:style-name="gr23" draw:text-style-name="P11" draw:layer="controls" svg:width="3.2cm" svg:height="1.5cm" svg:x="17.1cm" svg:y="16.4cm">
          <draw:text-box>
            <text:p>PCB</text:p>
          </draw:text-box>
        </draw:frame>
        <draw:frame draw:style-name="gr17" draw:text-style-name="P13" draw:layer="controls" svg:width="4.2cm" svg:height="3.1cm" svg:x="33.2cm" svg:y="11.7cm">
          <draw:text-box>
            <text:p><text:span text:style-name="T3">- Delay per component</text:span></text:p>
            <text:p><text:span text:style-name="T3">- Power</text:span></text:p>
          </draw:text-box>
        </draw:frame>
        <draw:connector draw:style-name="gr21" draw:text-style-name="P15" draw:layer="controls" draw:type="line" svg:x1="35.901cm" svg:y1="6.276cm" svg:x2="34.9cm" svg:y2="7.3cm" draw:start-shape="id4" draw:start-glue-point="2" draw:end-shape="id5" svg:d="M35901 6276l-1001 1024" svg:viewBox="0 0 1002 1025">
          <text:p/>
        </draw:connector>
        <draw:custom-shape draw:style-name="gr24" draw:text-style-name="P14" xml:id="id4" draw:id="id4" draw:layer="controls" svg:width="0.798cm" svg:height="2cm" svg:x="35.502cm" svg:y="4.2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controls" draw:type="line" svg:x1="34.827cm" svg:y1="6.252cm" svg:x2="34.9cm" svg:y2="7.3cm" draw:start-shape="id6" draw:start-glue-point="2" draw:end-shape="id5" draw:end-glue-point="0" svg:d="M34827 6252l73 1048" svg:viewBox="0 0 74 1049">
          <text:p/>
        </draw:connector>
        <draw:custom-shape draw:style-name="gr24" draw:text-style-name="P14" xml:id="id6" draw:id="id6" draw:layer="controls" svg:width="0.798cm" svg:height="2cm" svg:x="34.428cm" svg:y="4.2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controls" draw:type="line" svg:x1="33.653cm" svg:y1="6.228cm" svg:x2="34.9cm" svg:y2="7.3cm" draw:start-shape="id7" draw:start-glue-point="2" draw:end-shape="id5" svg:d="M33653 6228l1247 1072" svg:viewBox="0 0 1248 1073">
          <text:p/>
        </draw:connector>
        <draw:custom-shape draw:style-name="gr24" draw:text-style-name="P14" xml:id="id7" draw:id="id7" draw:layer="controls" svg:width="0.798cm" svg:height="2cm" svg:x="33.254cm" svg:y="4.2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controls" svg:width="3.8cm" svg:height="1.062cm" svg:x="32.7cm" svg:y="2.9cm">
          <draw:text-box>
            <text:p>Reels</text:p>
          </draw:text-box>
        </draw:frame>
        <draw:frame draw:style-name="gr26" draw:text-style-name="P13" draw:layer="controls" svg:width="4.2cm" svg:height="3.195cm" svg:x="57cm" svg:y="11.7cm">
          <draw:text-box>
            <text:p><text:span text:style-name="T3">- # Zones</text:span></text:p>
            <text:p><text:span text:style-name="T3">- Power</text:span></text:p>
            <text:p><text:span text:style-name="T3">- Temp</text:span></text:p>
            <text:p><text:span text:style-name="T3">- Speed</text:span></text:p>
          </draw:text-box>
        </draw:frame>
        <draw:frame draw:style-name="gr26" draw:text-style-name="P13" draw:layer="controls" svg:width="4.2cm" svg:height="3.195cm" svg:x="67.8cm" svg:y="11.905cm">
          <draw:text-box>
            <text:p><text:span text:style-name="T3">- Delay </text:span></text:p>
          </draw:text-box>
        </draw:frame>
        <draw:frame draw:style-name="gr27" draw:text-style-name="P11" draw:layer="controls" svg:width="4.7cm" svg:height="2.8cm" svg:x="76.4cm" svg:y="5.4cm">
          <draw:text-box>
            <text:p>Visual Inspection</text:p>
          </draw:text-box>
        </draw:frame>
        <draw:frame draw:style-name="gr26" draw:text-style-name="P13" draw:layer="controls" svg:width="4.2cm" svg:height="3.195cm" svg:x="76.4cm" svg:y="11.5cm">
          <draw:text-box>
            <text:p><text:span text:style-name="T3">- Delay </text:span></text:p>
          </draw:text-box>
        </draw:frame>
        <draw:g>
          <draw:custom-shape draw:style-name="gr1" draw:text-style-name="P1" draw:layer="layout" svg:width="0.732cm" svg:height="0.622cm" svg:x="14.51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928cm" svg:y1="3.522cm" svg:x2="14.928cm" svg:y2="4.322cm">
            <text:p/>
          </draw:line>
          <draw:line draw:style-name="gr3" draw:text-style-name="P2" draw:layer="layout" svg:x1="14.615cm" svg:y1="5.3cm" svg:x2="14.929cm" svg:y2="4.322cm">
            <text:p/>
          </draw:line>
          <draw:line draw:style-name="gr3" draw:text-style-name="P2" draw:layer="layout" svg:x1="15.346cm" svg:y1="5.3cm" svg:x2="14.928cm" svg:y2="4.322cm">
            <text:p/>
          </draw:line>
          <draw:line draw:style-name="gr3" draw:text-style-name="P2" draw:layer="layout" svg:x1="14.301cm" svg:y1="4.322cm" svg:x2="14.928cm" svg:y2="3.7cm">
            <text:p/>
          </draw:line>
          <draw:line draw:style-name="gr3" draw:text-style-name="P2" draw:layer="layout" svg:x1="15.66cm" svg:y1="4.144cm" svg:x2="14.928cm" svg:y2="3.7cm">
            <text:p/>
          </draw:line>
        </draw:g>
        <draw:path draw:style-name="gr28" draw:text-style-name="P2" draw:layer="layout" svg:width="5.844cm" svg:height="4.708cm" draw:transform="rotate (0.638266907454326) translate (16.1999999960439cm 3.59999999466727cm)" svg:viewBox="0 0 5845 4709" svg:d="M0 0c3860 0 5845 4709 5845 4709">
          <text:p/>
        </draw:path>
        <draw:path draw:style-name="gr28" draw:text-style-name="P2" draw:layer="layout" svg:width="8.308cm" svg:height="5.968cm" draw:transform="skewX (-0.266337243854335) rotate (0.510683339133541) translate (16cm 3.65008cm)" svg:viewBox="0 0 8309 5969" svg:d="M0 0c5489 0 8309 5969 8309 5969">
          <text:p/>
        </draw:path>
        <draw:path draw:style-name="gr28" draw:text-style-name="P2" draw:layer="layout" svg:width="11.333cm" svg:height="6.386cm" draw:transform="skewX (-0.595680873705665) rotate (0.366519142918809) translate (15.988cm 3.55008cm)" svg:viewBox="0 0 11334 6387" svg:d="M0 0c7487 1 11334 6387 11334 6387">
          <text:p/>
        </draw:path>
        <draw:connector draw:style-name="gr21" draw:text-style-name="P15" draw:layer="layout" draw:type="line" svg:x1="45.701cm" svg:y1="6.276cm" svg:x2="44.7cm" svg:y2="7.3cm" draw:start-shape="id8" draw:start-glue-point="2" svg:d="M45701 6276l-1001 1024" svg:viewBox="0 0 1002 1025">
          <text:p/>
        </draw:connector>
        <draw:custom-shape draw:style-name="gr24" draw:text-style-name="P14" xml:id="id8" draw:id="id8" draw:layer="layout" svg:width="0.798cm" svg:height="2cm" svg:x="45.302cm" svg:y="4.27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line" svg:x1="44.627cm" svg:y1="6.252cm" svg:x2="44.7cm" svg:y2="7.3cm" draw:start-shape="id9" draw:start-glue-point="2" svg:d="M44627 6252l73 1048" svg:viewBox="0 0 74 1049">
          <text:p/>
        </draw:connector>
        <draw:custom-shape draw:style-name="gr24" draw:text-style-name="P14" xml:id="id9" draw:id="id9" draw:layer="layout" svg:width="0.798cm" svg:height="2cm" svg:x="44.228cm" svg:y="4.25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5" draw:layer="layout" draw:type="line" svg:x1="43.453cm" svg:y1="6.228cm" svg:x2="44.7cm" svg:y2="7.3cm" draw:start-shape="id10" draw:start-glue-point="2" svg:d="M43453 6228l1247 1072" svg:viewBox="0 0 1248 1073">
          <text:p/>
        </draw:connector>
        <draw:custom-shape draw:style-name="gr24" draw:text-style-name="P14" xml:id="id10" draw:id="id10" draw:layer="layout" svg:width="0.798cm" svg:height="2cm" svg:x="43.054cm" svg:y="4.22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1" draw:layer="layout" svg:width="3.8cm" svg:height="1.062cm" svg:x="42.5cm" svg:y="2.9cm">
          <draw:text-box>
            <text:p>Reels</text:p>
          </draw:text-box>
        </draw:frame>
        <draw:path draw:style-name="gr28" draw:text-style-name="P2" draw:layer="layout" svg:width="17.907cm" svg:height="8.919cm" draw:transform="skewX (-0.718028454270467) rotate (0.316428193386572) translate (15.9cm 3.52cm)" svg:viewBox="0 0 17908 8920" svg:d="M0 0c11829 1 17908 8920 17908 8920">
          <text:p/>
        </draw:path>
        <draw:frame draw:style-name="gr29" draw:text-style-name="P16" draw:layer="layout" svg:width="3.7cm" svg:height="1.1cm" svg:x="18.3cm" svg:y="2.7cm">
          <draw:text-box>
            <text:p>Refi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0:06:24.380748484</meta:creation-date>
    <dc:date>2017-10-20T15:48:13.776788673</dc:date>
    <meta:editing-duration>PT12M14S</meta:editing-duration>
    <meta:editing-cycles>3</meta:editing-cycles>
    <meta:generator>LibreOffice/5.1.6.2$Linux_X86_64 LibreOffice_project/10m0$Build-2</meta:generator>
    <meta:document-statistic meta:object-count="145"/>
  </office:meta>
</office:document-meta>
</file>